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7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.2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6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640" draw:master-page-name="Master1-Layout2-obj-Titre-et-contenu" presentation:presentation-page-layout-name="Master1-PPL2" draw:id="Slide-259">
        <draw:frame draw:id="id74" presentation:style-name="a644" draw:name="Titre 3" svg:x="0.91654in" svg:y="0.39921in" svg:width="11.5in" svg:height="1.44961in" presentation:class="title" presentation:placeholder="false">
          <draw:text-box>
            <text:p text:style-name="a643" text:class-names="" text:cond-style-name=""><text:span text:style-name="a641" text:class-names="">MicroControlleur</text:span><text:span text:style-name="a642" text:class-names=""/></text:p>
          </draw:text-box>
          <svg:title/>
          <svg:desc/>
        </draw:frame>
        <draw:frame draw:id="id75" presentation:style-name="a678" draw:name="Espace réservé du contenu 4" svg:x="0.91654in" svg:y="1.99646in" svg:width="11.5in" svg:height="4.75866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5" text:class-names="">NRF 52<text:s text:c="1"/></text:span><text:span text:style-name="a646" text:class-names="">Nordic</text:span><text:span text:style-name="a647" text:class-names=""><text:s text:c="1"/>Semi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Sleep</text:span><text:span text:style-name="a657" text:class-names=""><text:s text:c="1"/>99,9%</text:span></text:p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0" text:class-names="">Low</text:span><text:span text:style-name="a661" text:class-names=""><text:s text:c="1"/></text:span><text:span text:style-name="a662" text:class-names="">consumption</text:span><text:span text:style-name="a663" text:class-names=""/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6" text:class-names="">Low</text:span><text:span text:style-name="a667" text:class-names=""><text:s text:c="1"/></text:span><text:span text:style-name="a668" text:class-names="">processing</text:span><text:span text:style-name="a669" text:class-names=""><text:s text:c="1"/>power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Wake at RTC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  <presentation:notes draw:style-name="a693">
          <draw:frame draw:id="id76" draw:style-name="a682" draw:name="Espace réservé de la date 2" svg:x="4.24842in" svg:y="0in" svg:width="3.25in" svg:height="0.50157in">
            <draw:text-box>
              <text:p text:style-name="a681" text:class-names="" text:cond-style-name=""><text:span text:style-name="a679" text:class-names=""><text:date text:fixed="false" style:data-style-name="a680">2017/1/18</text:date></text:span></text:p>
            </draw:text-box>
            <svg:title/>
            <svg:desc/>
          </draw:frame>
          <draw:frame draw:id="id77" draw:style-name="a685" draw:name="Espace réservé du numéro de diapositive 6" svg:x="4.24842in" svg:y="9.49843in" svg:width="3.25in" svg:height="0.50157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1" svg:x="0.75in" svg:y="1.25in" svg:width="6in" svg:height="3.3748in" presentation:class="page" draw:id="id78" presentation:style-name="a686" draw:name="Espace réservé de l'image des diapositives 1">
            <svg:title/>
            <svg:desc/>
          </draw:page-thumbnail>
          <draw:frame draw:id="id79" presentation:style-name="a689" draw:name="Espace réservé des commentaires 2" svg:x="0.75in" svg:y="4.8126in" svg:width="6in" svg:height="3.9374in" presentation:class="notes" presentation:placeholder="false">
            <draw:text-box>
              <text:p text:style-name="a688" text:class-names="" text:cond-style-name=""><text:span text:style-name="a687" text:class-names="">Maitre des ops</text:span></text:p>
            </draw:text-box>
            <svg:title/>
            <svg:desc/>
          </draw:frame>
          <draw:frame draw:id="id80" draw:style-name="a692" draw:name="Espace réservé du numéro de diapositive 3" svg:x="4.24842in" svg:y="9.49843in" svg:width="3.25in" svg:height="0.50157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694" draw:master-page-name="Master1-Layout2-obj-Titre-et-contenu" presentation:presentation-page-layout-name="Master1-PPL2" draw:id="Slide-260">
        <draw:frame draw:id="id81" presentation:style-name="a697" draw:name="Titre 1" svg:x="0.91654in" svg:y="0.39921in" svg:width="11.5in" svg:height="1.44961in" presentation:class="title" presentation:placeholder="false">
          <draw:text-box>
            <text:p text:style-name="a696" text:class-names="" text:cond-style-name=""><text:span text:style-name="a695" text:class-names="">Bluetooth</text:span></text:p>
          </draw:text-box>
          <svg:title/>
          <svg:desc/>
        </draw:frame>
        <draw:frame draw:id="id82" presentation:style-name="a715" draw:name="Espace réservé du contenu 2" svg:x="0.91654in" svg:y="1.99646in" svg:width="11.5in" svg:height="4.75866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Version 4 (BLE)</text:span></text:p>
              </text:list-item>
            </text:list>
            <text:list text:style-name="a705">
              <text:list-item>
                <text:p text:style-name="a704" text:class-names="" text:cond-style-name=""><text:span text:style-name="a701" text:class-names="">Profil<text:s text:c="1"/></text:span><text:span text:style-name="a702" text:class-names="">Proximity</text:span><text:span text:style-name="a703" text:class-names=""><text:s text:c="1"/>(PXE) modifié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Ajout d'un champ pour liste des objets</text:span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&lt;SCHEMA PROFIL&gt;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presentation:notes draw:style-name="a730">
          <draw:frame draw:id="id83" draw:style-name="a719" draw:name="Espace réservé de la date 2" svg:x="4.24842in" svg:y="0in" svg:width="3.25in" svg:height="0.50157in">
            <draw:text-box>
              <text:p text:style-name="a718" text:class-names="" text:cond-style-name=""><text:span text:style-name="a716" text:class-names=""><text:date text:fixed="false" style:data-style-name="a717">2017/1/18</text:date></text:span></text:p>
            </draw:text-box>
            <svg:title/>
            <svg:desc/>
          </draw:frame>
          <draw:frame draw:id="id84" draw:style-name="a722" draw:name="Espace réservé du numéro de diapositive 6" svg:x="4.24842in" svg:y="9.49843in" svg:width="3.25in" svg:height="0.50157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48in" presentation:class="page" draw:id="id85" presentation:style-name="a723" draw:name="Espace réservé de l'image des diapositives 1">
            <svg:title/>
            <svg:desc/>
          </draw:page-thumbnail>
          <draw:frame draw:id="id86" presentation:style-name="a726" draw:name="Espace réservé des commentaires 2" svg:x="0.75in" svg:y="4.8126in" svg:width="6in" svg:height="3.9374in" presentation:class="notes" presentation:placeholder="false">
            <draw:text-box>
              <text:p text:style-name="a725" text:class-names="" text:cond-style-name=""><text:span text:style-name="a724" text:class-names="">Tous smartphone a BLE</text:span></text:p>
            </draw:text-box>
            <svg:title/>
            <svg:desc/>
          </draw:frame>
          <draw:frame draw:id="id87" draw:style-name="a729" draw:name="Espace réservé du numéro de diapositive 3" svg:x="4.24842in" svg:y="9.49843in" svg:width="3.25in" svg:height="0.50157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731" draw:master-page-name="Master1-Layout2-obj-Titre-et-contenu" presentation:presentation-page-layout-name="Master1-PPL2" draw:id="Slide-263">
        <draw:frame draw:id="id88" presentation:style-name="a735" draw:name="Titre 1" svg:x="0.91654in" svg:y="0.39921in" svg:width="11.5in" svg:height="1.44961in" presentation:class="title" presentation:placeholder="false">
          <draw:text-box>
            <text:p text:style-name="a734" text:class-names="" text:cond-style-name=""><text:span text:style-name="a732" text:class-names="">Alimentation</text:span><text:span text:style-name="a733" text:class-names=""/></text:p>
          </draw:text-box>
          <svg:title/>
          <svg:desc/>
        </draw:frame>
        <draw:frame draw:id="id89" presentation:style-name="a739" draw:name="Titre 2" svg:x="0.91654in" svg:y="1.99646in" svg:width="11.5in" svg:height="4.75866in" presentation:class="title" presentation:placeholder="false">
          <draw:text-box>
            <text:p text:style-name="a738" text:class-names="" text:cond-style-name=""><text:span text:style-name="a736" text:class-names="">Batterie<text:line-break/>Autonomie de 2 semaines minimum<text:line-break/>Recharge USB-C</text:span><text:span text:style-name="a737" text:class-names=""/></text:p>
          </draw:text-box>
          <svg:title/>
          <svg:desc/>
        </draw:frame>
      </draw:page>
      <draw:page draw:name="page7" draw:style-name="a740" draw:master-page-name="Master1-Layout2-obj-Titre-et-contenu" presentation:presentation-page-layout-name="Master1-PPL2" draw:id="Slide-262">
        <draw:frame draw:id="id90" presentation:style-name="a743" draw:name="Titre 1" svg:x="0.91654in" svg:y="0.39921in" svg:width="11.5in" svg:height="1.44961in" presentation:class="title" presentation:placeholder="false">
          <draw:text-box>
            <text:p text:style-name="a742" text:class-names="" text:cond-style-name=""><text:span text:style-name="a741" text:class-names="">TODO</text:span></text:p>
          </draw:text-box>
          <svg:title/>
          <svg:desc/>
        </draw:frame>
        <draw:frame draw:id="id91" presentation:style-name="a752" draw:name="Sous-titre 2" svg:x="0.66654in" svg:y="1.75472in" svg:width="11.99961in" svg:height="4.34961in" presentation:class="subtitle" presentation:placeholder="false">
          <draw:text-box>
            <text:p text:style-name="a749" text:class-names="" text:cond-style-name=""><text:span text:style-name="a744" text:class-names="">Completer</text:span><text:span text:style-name="a745" text:class-names=""><text:s text:c="1"/></text:span><text:span text:style-name="a746" text:class-names="">pres</text:span><text:span text:style-name="a747" text:class-names=""><text:s text:c="1"/>collet</text:span><text:span text:style-name="a748" text:class-names=""/></text:p>
            <text:p text:style-name="a751" text:class-names="" text:cond-style-name=""><text:span text:style-name="a750" text:class-names=""/></text:p>
          </draw:text-box>
          <svg:title/>
          <svg:desc/>
        </draw:frame>
        <presentation:notes draw:style-name="a762">
          <draw:frame draw:id="id92" draw:style-name="a756" draw:name="Espace réservé de la date 2" svg:x="4.24842in" svg:y="0in" svg:width="3.25in" svg:height="0.50157in">
            <draw:text-box>
              <text:p text:style-name="a755" text:class-names="" text:cond-style-name=""><text:span text:style-name="a753" text:class-names=""><text:date text:fixed="false" style:data-style-name="a754">2017/1/18</text:date></text:span></text:p>
            </draw:text-box>
            <svg:title/>
            <svg:desc/>
          </draw:frame>
          <draw:frame draw:id="id93" draw:style-name="a759" draw:name="Espace réservé du numéro de diapositive 6" svg:x="4.24842in" svg:y="9.49843in" svg:width="3.25in" svg:height="0.50157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94" presentation:style-name="a760" draw:name="Espace réservé de l'image des diapositives 1">
            <svg:title/>
            <svg:desc/>
          </draw:page-thumbnail>
          <draw:frame draw:id="id95" presentation:style-name="a76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9" draw:style-name="a763" draw:master-page-name="Master1-Layout2-obj-Titre-et-contenu" presentation:presentation-page-layout-name="Master1-PPL2" draw:id="Slide-264">
        <draw:frame draw:id="id96" presentation:style-name="a767" draw:name="Titre 1" svg:x="0.91654in" svg:y="0.39921in" svg:width="11.5in" svg:height="1.44961in" presentation:class="title" presentation:placeholder="false">
          <draw:text-box>
            <text:p text:style-name="a766" text:class-names="" text:cond-style-name=""><text:span text:style-name="a764" text:class-names="">Le projet china</text:span><text:span text:style-name="a765" text:class-names=""/></text:p>
          </draw:text-box>
          <svg:title/>
          <svg:desc/>
        </draw:frame>
        <draw:frame draw:id="id97" presentation:style-name="a773" draw:name="Titre 2" svg:x="0.91654in" svg:y="1.99646in" svg:width="11.5in" svg:height="4.75866in" presentation:class="title" presentation:placeholder="false">
          <draw:text-box>
            <text:p text:style-name="a772" text:class-names="" text:cond-style-name=""><text:span text:style-name="a768" text:class-names="">[MODIF] Créer<text:s text:c="1"/></text:span><text:span text:style-name="a769" text:class-names="">un objet<text:s text:c="1"/></text:span><text:span text:style-name="a770" text:class-names="">embarqué connecté</text:span><text:span text:style-name="a77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2" style:display-name="Titre et contenu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eux contenus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a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re seu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ide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age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re et texte vertical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Titre vertical et text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non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non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draw:fill="none" draw:stroke="non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draw:fill="none" draw:stroke="non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7/1/18</text:date></text:span></text:p>
        </draw:text-box>
        <svg:title/>
        <svg:desc/>
      </draw:frame>
      <draw:frame draw:id="id3" presentation:style-name="a26" draw:name="Espace réservé du pied de page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7/1/18</text:date></text:span></text:p>
        </draw:text-box>
        <svg:title/>
        <svg:desc/>
      </draw:frame>
      <draw:frame draw:id="id14" presentation:style-name="a73" draw:name="Espace réservé du pied de page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57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42in" svg:y="0in" svg:width="3.25in" svg:height="0.50157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6in" svg:width="6in" svg:height="3.9374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43in" svg:width="3.25in" svg:height="0.50157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42in" svg:y="9.49843in" svg:width="3.25in" svg:height="0.50157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54in" svg:y="0.39921in" svg:width="11.5in" svg:height="1.44961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14" draw:name="Espace réservé du contenu 2" svg:x="0.91654in" svg:y="1.99646in" svg:width="11.5in" svg:height="4.75866in" presentation:class="title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8" presentation:style-name="a118" draw:name="Espace réservé de la date 3" svg:x="0.91654in" svg:y="6.95157in" svg:width="3in" svg:height="0.39921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2017/1/18</text:date></text:span></text:p>
        </draw:text-box>
        <svg:title/>
        <svg:desc/>
      </draw:frame>
      <draw:frame draw:id="id19" presentation:style-name="a121" draw:name="Espace réservé du pied de page 4" svg:x="4.41653in" svg:y="6.95157in" svg:width="4.5in" svg:height="0.3992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0" presentation:style-name="a124" draw:name="Espace réservé du numéro de diapositive 5" svg:x="9.41654in" svg:y="6.95157in" svg:width="3in" svg:height="0.39921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21" presentation:style-name="a128" draw:name="Espace réservé du contenu 6" svg:x="0.66654in" svg:y="1.75472in" svg:width="11.99961in" svg:height="4.34961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/></text:p>
            </text:list-item>
          </text:list>
        </draw:text-box>
        <svg:title/>
        <svg:desc/>
      </draw:frame>
      <presentation:notes style:page-layout-name="pageLayout2" draw:style-name="a158">
        <draw:frame draw:id="id5" presentation:style-name="a131" draw:name="Espace réservé de l'en-tête 1" svg:x="0in" svg:y="0in" svg:width="3.25in" svg:height="0.50157in" presentation:class="head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6" presentation:style-name="a135" draw:name="Espace réservé de la date 2" svg:x="4.24842in" svg:y="0in" svg:width="3.25in" svg:height="0.50157in" presentation:class="date-time" presentation:placeholder="false">
          <draw:text-box>
            <text:p text:style-name="a134" text:class-names="" text:cond-style-name=""><text:span text:style-name="a132" text:class-names=""><text:date text:fixed="false" style:data-style-name="a133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36" draw:name="Espace réservé de l'image des diapositives 3">
          <svg:title/>
          <svg:desc/>
        </draw:page-thumbnail>
        <draw:frame draw:id="id8" presentation:style-name="a151" draw:name="Espace réservé des commentaires 4" svg:x="0.75in" svg:y="4.8126in" svg:width="6in" svg:height="3.9374in" presentation:class="notes" presentation:placeholder="false">
          <draw:text-box>
            <text:p text:style-name="a138" text:class-names="" text:cond-style-name=""><text:span text:style-name="a137" text:class-names="">Modifiez les styles du texte du masque</text:span></text:p>
            <text:list text:style-name="a141">
              <text:list-item>
                <text:list text:style-name="a141">
                  <text:list-item>
                    <text:p text:style-name="a140" text:class-names="" text:cond-style-name=""><text:span text:style-name="a139" text:class-names="">Deuxième niveau</text:span></text:p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p text:style-name="a143" text:class-names="" text:cond-style-name=""><text:span text:style-name="a1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p text:style-name="a146" text:class-names="" text:cond-style-name=""><text:span text:style-name="a1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list text:style-name="a150">
                              <text:list-item>
                                <text:p text:style-name="a149" text:class-names="" text:cond-style-name=""><text:span text:style-name="a1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4" draw:name="Espace réservé du pied de page 5" svg:x="0in" svg:y="9.49843in" svg:width="3.25in" svg:height="0.50157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Espace réservé du numéro de diapositive 6" svg:x="4.24842in" svg:y="9.49843in" svg:width="3.25in" svg:height="0.50157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9">
      <draw:frame draw:id="id22" presentation:style-name="a162" draw:name="Titre 1" svg:x="0.90984in" svg:y="1.86969in" svg:width="11.5in" svg:height="3.11969in" presentation:class="title" presentation:placeholder="false">
        <draw:text-box>
          <text:p text:style-name="a161" text:class-names="" text:cond-style-name=""><text:span text:style-name="a160" text:class-names="">Modifiez le style du titre</text:span></text:p>
        </draw:text-box>
        <svg:title/>
        <svg:desc/>
      </draw:frame>
      <draw:frame draw:id="id23" presentation:style-name="a166" draw:name="Espace réservé du texte 2" svg:x="0.90984in" svg:y="5.01929in" svg:width="11.5in" svg:height="1.6405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Modifiez les styles du texte du masque</text:span></text:p>
            </text:list-item>
          </text:list>
        </draw:text-box>
        <svg:title/>
        <svg:desc/>
      </draw:frame>
      <draw:frame draw:id="id24" presentation:style-name="a170" draw:name="Espace réservé de la date 3" svg:x="0.91654in" svg:y="6.95157in" svg:width="3in" svg:height="0.3992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2017/1/18</text:date></text:span></text:p>
        </draw:text-box>
        <svg:title/>
        <svg:desc/>
      </draw:frame>
      <draw:frame draw:id="id25" presentation:style-name="a173" draw:name="Espace réservé du pied de page 4" svg:x="4.41653in" svg:y="6.95157in" svg:width="4.5in" svg:height="0.3992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26" presentation:style-name="a176" draw:name="Espace réservé du numéro de diapositive 5" svg:x="9.41654in" svg:y="6.95157in" svg:width="3in" svg:height="0.3992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frame draw:id="id5" presentation:style-name="a179" draw:name="Espace réservé de l'en-tête 1" svg:x="0in" svg:y="0in" svg:width="3.25in" svg:height="0.50157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6" presentation:style-name="a183" draw:name="Espace réservé de la date 2" svg:x="4.24842in" svg:y="0in" svg:width="3.25in" svg:height="0.50157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84" draw:name="Espace réservé de l'image des diapositives 3">
          <svg:title/>
          <svg:desc/>
        </draw:page-thumbnail>
        <draw:frame draw:id="id8" presentation:style-name="a199" draw:name="Espace réservé des commentaires 4" svg:x="0.75in" svg:y="4.8126in" svg:width="6in" svg:height="3.9374in" presentation:class="notes" presentation:placeholder="false">
          <draw:text-box>
            <text:p text:style-name="a186" text:class-names="" text:cond-style-name=""><text:span text:style-name="a185" text:class-names="">Modifiez les styles du texte du masqu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Deuxième niveau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Espace réservé du pied de page 5" svg:x="0in" svg:y="9.49843in" svg:width="3.25in" svg:height="0.50157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Espace réservé du numéro de diapositive 6" svg:x="4.24842in" svg:y="9.49843in" svg:width="3.25in" svg:height="0.50157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7">
      <draw:frame draw:id="id27" presentation:style-name="a210" draw:name="Titre 1" svg:x="0.91654in" svg:y="0.39921in" svg:width="11.5in" svg:height="1.44961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28" presentation:style-name="a214" draw:name="Espace réservé du contenu 2" svg:x="0.91654in" svg:y="1.99646in" svg:width="5.66654in" svg:height="4.75866in" presentation:class="title" presentation:placeholder="false">
        <draw:text-box>
          <text:list text:style-name="a213">
            <text:list-item>
              <text:p text:style-name="a212" text:class-names="" text:cond-style-name=""><text:span text:style-name="a211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29" presentation:style-name="a218" draw:name="Espace réservé du contenu 3" svg:x="6.75in" svg:y="1.99646in" svg:width="5.66654in" svg:height="4.75866in" presentation:class="title" presentation:placeholder="false">
        <draw:text-box>
          <text:list text:style-name="a217">
            <text:list-item>
              <text:p text:style-name="a216" text:class-names="" text:cond-style-name=""><text:span text:style-name="a215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222" draw:name="Espace réservé de la date 4" svg:x="0.91654in" svg:y="6.95157in" svg:width="3in" svg:height="0.3992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2017/1/18</text:date></text:span></text:p>
        </draw:text-box>
        <svg:title/>
        <svg:desc/>
      </draw:frame>
      <draw:frame draw:id="id31" presentation:style-name="a225" draw:name="Espace réservé du pied de page 5" svg:x="4.41653in" svg:y="6.95157in" svg:width="4.5in" svg:height="0.3992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2" presentation:style-name="a228" draw:name="Espace réservé du numéro de diapositive 6" svg:x="9.41654in" svg:y="6.95157in" svg:width="3in" svg:height="0.3992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  <presentation:notes style:page-layout-name="pageLayout2" draw:style-name="a258">
        <draw:frame draw:id="id5" presentation:style-name="a231" draw:name="Espace réservé de l'en-tête 1" svg:x="0in" svg:y="0in" svg:width="3.25in" svg:height="0.50157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6" presentation:style-name="a235" draw:name="Espace réservé de la date 2" svg:x="4.24842in" svg:y="0in" svg:width="3.25in" svg:height="0.50157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36" draw:name="Espace réservé de l'image des diapositives 3">
          <svg:title/>
          <svg:desc/>
        </draw:page-thumbnail>
        <draw:frame draw:id="id8" presentation:style-name="a251" draw:name="Espace réservé des commentaires 4" svg:x="0.75in" svg:y="4.8126in" svg:width="6in" svg:height="3.9374in" presentation:class="notes" presentation:placeholder="false">
          <draw:text-box>
            <text:p text:style-name="a238" text:class-names="" text:cond-style-name=""><text:span text:style-name="a237" text:class-names="">Modifiez les styles du texte du masque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Deuxième niveau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4" draw:name="Espace réservé du pied de page 5" svg:x="0in" svg:y="9.49843in" svg:width="3.25in" svg:height="0.50157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0" presentation:style-name="a257" draw:name="Espace réservé du numéro de diapositive 6" svg:x="4.24842in" svg:y="9.49843in" svg:width="3.25in" svg:height="0.50157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59">
      <draw:frame draw:id="id33" presentation:style-name="a262" draw:name="Titre 1" svg:x="0.9185in" svg:y="0.39921in" svg:width="11.5in" svg:height="1.44961in" presentation:class="title" presentation:placeholder="false">
        <draw:text-box>
          <text:p text:style-name="a261" text:class-names="" text:cond-style-name=""><text:span text:style-name="a260" text:class-names="">Modifiez le style du titre</text:span></text:p>
        </draw:text-box>
        <svg:title/>
        <svg:desc/>
      </draw:frame>
      <draw:frame draw:id="id34" presentation:style-name="a266" draw:name="Espace réservé du texte 2" svg:x="0.9185in" svg:y="1.83858in" svg:width="5.64055in" svg:height="0.90118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3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270" draw:name="Espace réservé du contenu 3" svg:x="0.9185in" svg:y="2.73976in" svg:width="5.64055in" svg:height="4.02953in" presentation:class="title" presentation:placeholder="false">
        <draw:text-box>
          <text:list text:style-name="a269">
            <text:list-item>
              <text:p text:style-name="a268" text:class-names="" text:cond-style-name=""><text:span text:style-name="a267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6" presentation:style-name="a274" draw:name="Espace réservé du texte 4" svg:x="6.75in" svg:y="1.83858in" svg:width="5.6685in" svg:height="0.90118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z les styles du texte du masque</text:span></text:p>
            </text:list-item>
          </text:list>
        </draw:text-box>
        <svg:title/>
        <svg:desc/>
      </draw:frame>
      <draw:frame draw:id="id37" presentation:style-name="a278" draw:name="Espace réservé du contenu 5" svg:x="6.75in" svg:y="2.73976in" svg:width="5.6685in" svg:height="4.02953in" presentation:class="titl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8" presentation:style-name="a282" draw:name="Espace réservé de la date 6" svg:x="0.91654in" svg:y="6.95157in" svg:width="3in" svg:height="0.3992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2017/1/18</text:date></text:span></text:p>
        </draw:text-box>
        <svg:title/>
        <svg:desc/>
      </draw:frame>
      <draw:frame draw:id="id39" presentation:style-name="a285" draw:name="Espace réservé du pied de page 7" svg:x="4.41653in" svg:y="6.95157in" svg:width="4.5in" svg:height="0.3992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0" presentation:style-name="a288" draw:name="Espace réservé du numéro de diapositive 8" svg:x="9.41654in" svg:y="6.95157in" svg:width="3in" svg:height="0.3992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5" presentation:style-name="a291" draw:name="Espace réservé de l'en-tête 1" svg:x="0in" svg:y="0in" svg:width="3.25in" svg:height="0.50157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5" draw:name="Espace réservé de la date 2" svg:x="4.24842in" svg:y="0in" svg:width="3.25in" svg:height="0.50157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96" draw:name="Espace réservé de l'image des diapositives 3">
          <svg:title/>
          <svg:desc/>
        </draw:page-thumbnail>
        <draw:frame draw:id="id8" presentation:style-name="a311" draw:name="Espace réservé des commentaires 4" svg:x="0.75in" svg:y="4.8126in" svg:width="6in" svg:height="3.9374in" presentation:class="notes" presentation:placeholder="false">
          <draw:text-box>
            <text:p text:style-name="a298" text:class-names="" text:cond-style-name=""><text:span text:style-name="a297" text:class-names="">Modifiez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4" draw:name="Espace réservé du pied de page 5" svg:x="0in" svg:y="9.49843in" svg:width="3.25in" svg:height="0.50157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Espace réservé du numéro de diapositive 6" svg:x="4.24842in" svg:y="9.49843in" svg:width="3.25in" svg:height="0.50157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9">
      <draw:frame draw:id="id41" presentation:style-name="a322" draw:name="Titre 1" svg:x="0.91654in" svg:y="0.39921in" svg:width="11.5in" svg:height="1.44961in" presentation:class="title" presentation:placeholder="false">
        <draw:text-box>
          <text:p text:style-name="a321" text:class-names="" text:cond-style-name=""><text:span text:style-name="a320" text:class-names="">Modifiez le style du titre</text:span></text:p>
        </draw:text-box>
        <svg:title/>
        <svg:desc/>
      </draw:frame>
      <draw:frame draw:id="id42" presentation:style-name="a326" draw:name="Espace réservé de la date 2" svg:x="0.91654in" svg:y="6.95157in" svg:width="3in" svg:height="0.39921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2017/1/18</text:date></text:span></text:p>
        </draw:text-box>
        <svg:title/>
        <svg:desc/>
      </draw:frame>
      <draw:frame draw:id="id43" presentation:style-name="a329" draw:name="Espace réservé du pied de page 3" svg:x="4.41653in" svg:y="6.95157in" svg:width="4.5in" svg:height="0.39921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4" presentation:style-name="a332" draw:name="Espace réservé du numéro de diapositive 4" svg:x="9.41654in" svg:y="6.95157in" svg:width="3in" svg:height="0.39921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5" presentation:style-name="a335" draw:name="Espace réservé de l'en-tête 1" svg:x="0in" svg:y="0in" svg:width="3.25in" svg:height="0.50157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6" presentation:style-name="a339" draw:name="Espace réservé de la date 2" svg:x="4.24842in" svg:y="0in" svg:width="3.25in" svg:height="0.50157in" presentation:class="date-time" presentation:placeholder="false">
          <draw:text-box>
            <text:p text:style-name="a338" text:class-names="" text:cond-style-name=""><text:span text:style-name="a336" text:class-names=""><text:date text:fixed="false" style:data-style-name="a337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40" draw:name="Espace réservé de l'image des diapositives 3">
          <svg:title/>
          <svg:desc/>
        </draw:page-thumbnail>
        <draw:frame draw:id="id8" presentation:style-name="a355" draw:name="Espace réservé des commentaires 4" svg:x="0.75in" svg:y="4.8126in" svg:width="6in" svg:height="3.9374in" presentation:class="notes" presentation:placeholder="false">
          <draw:text-box>
            <text:p text:style-name="a342" text:class-names="" text:cond-style-name=""><text:span text:style-name="a341" text:class-names="">Modifiez les styles du texte du masqu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Deuxième niveau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Espace réservé du pied de page 5" svg:x="0in" svg:y="9.49843in" svg:width="3.25in" svg:height="0.50157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24842in" svg:y="9.49843in" svg:width="3.25in" svg:height="0.50157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3">
      <draw:frame draw:id="id45" presentation:style-name="a367" draw:name="Espace réservé de la date 1" svg:x="0.91654in" svg:y="6.95157in" svg:width="3in" svg:height="0.3992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2017/1/18</text:date></text:span></text:p>
        </draw:text-box>
        <svg:title/>
        <svg:desc/>
      </draw:frame>
      <draw:frame draw:id="id46" presentation:style-name="a370" draw:name="Espace réservé du pied de page 2" svg:x="4.41653in" svg:y="6.95157in" svg:width="4.5in" svg:height="0.3992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7" presentation:style-name="a373" draw:name="Espace réservé du numéro de diapositive 3" svg:x="9.41654in" svg:y="6.95157in" svg:width="3in" svg:height="0.3992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frame draw:id="id5" presentation:style-name="a376" draw:name="Espace réservé de l'en-tête 1" svg:x="0in" svg:y="0in" svg:width="3.25in" svg:height="0.50157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6" presentation:style-name="a380" draw:name="Espace réservé de la date 2" svg:x="4.24842in" svg:y="0in" svg:width="3.25in" svg:height="0.50157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81" draw:name="Espace réservé de l'image des diapositives 3">
          <svg:title/>
          <svg:desc/>
        </draw:page-thumbnail>
        <draw:frame draw:id="id8" presentation:style-name="a396" draw:name="Espace réservé des commentaires 4" svg:x="0.75in" svg:y="4.8126in" svg:width="6in" svg:height="3.9374in" presentation:class="notes" presentation:placeholder="false">
          <draw:text-box>
            <text:p text:style-name="a383" text:class-names="" text:cond-style-name=""><text:span text:style-name="a382" text:class-names="">Modifiez les styles du texte du masque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uxièm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Espace réservé du pied de page 5" svg:x="0in" svg:y="9.49843in" svg:width="3.25in" svg:height="0.50157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Espace réservé du numéro de diapositive 6" svg:x="4.24842in" svg:y="9.49843in" svg:width="3.25in" svg:height="0.50157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04">
      <draw:frame draw:id="id48" presentation:style-name="a407" draw:name="Titre 1" svg:x="0.9185in" svg:y="0.5in" svg:width="4.30039in" svg:height="1.75in" presentation:class="title" presentation:placeholder="false">
        <draw:text-box>
          <text:p text:style-name="a406" text:class-names="" text:cond-style-name=""><text:span text:style-name="a405" text:class-names="">Modifiez le style du titre</text:span></text:p>
        </draw:text-box>
        <svg:title/>
        <svg:desc/>
      </draw:frame>
      <draw:frame draw:id="id49" presentation:style-name="a411" draw:name="Espace réservé du contenu 2" svg:x="5.6685in" svg:y="1.07992in" svg:width="6.75in" svg:height="5.32992in" presentation:class="title" presentation:placeholder="false">
        <draw:text-box>
          <text:list text:style-name="a410">
            <text:list-item>
              <text:p text:style-name="a409" text:class-names="" text:cond-style-name=""><text:span text:style-name="a408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0" presentation:style-name="a415" draw:name="Espace réservé du texte 3" svg:x="0.9185in" svg:y="2.25in" svg:width="4.30039in" svg:height="4.1685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ez les styles du texte du masque</text:span></text:p>
            </text:list-item>
          </text:list>
        </draw:text-box>
        <svg:title/>
        <svg:desc/>
      </draw:frame>
      <draw:frame draw:id="id51" presentation:style-name="a419" draw:name="Espace réservé de la date 4" svg:x="0.91654in" svg:y="6.95157in" svg:width="3in" svg:height="0.39921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2017/1/18</text:date></text:span></text:p>
        </draw:text-box>
        <svg:title/>
        <svg:desc/>
      </draw:frame>
      <draw:frame draw:id="id52" presentation:style-name="a422" draw:name="Espace réservé du pied de page 5" svg:x="4.41653in" svg:y="6.95157in" svg:width="4.5in" svg:height="0.3992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3" presentation:style-name="a425" draw:name="Espace réservé du numéro de diapositive 6" svg:x="9.41654in" svg:y="6.95157in" svg:width="3in" svg:height="0.3992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frame draw:id="id5" presentation:style-name="a428" draw:name="Espace réservé de l'en-tête 1" svg:x="0in" svg:y="0in" svg:width="3.25in" svg:height="0.50157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6" presentation:style-name="a432" draw:name="Espace réservé de la date 2" svg:x="4.24842in" svg:y="0in" svg:width="3.25in" svg:height="0.50157in" presentation:class="date-time" presentation:placeholder="false">
          <draw:text-box>
            <text:p text:style-name="a431" text:class-names="" text:cond-style-name=""><text:span text:style-name="a429" text:class-names=""><text:date text:fixed="false" style:data-style-name="a430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33" draw:name="Espace réservé de l'image des diapositives 3">
          <svg:title/>
          <svg:desc/>
        </draw:page-thumbnail>
        <draw:frame draw:id="id8" presentation:style-name="a448" draw:name="Espace réservé des commentaires 4" svg:x="0.75in" svg:y="4.8126in" svg:width="6in" svg:height="3.9374in" presentation:class="notes" presentation:placeholder="false">
          <draw:text-box>
            <text:p text:style-name="a435" text:class-names="" text:cond-style-name=""><text:span text:style-name="a434" text:class-names="">Modifiez les styles du texte du masque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Deuxième niveau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Espace réservé du pied de page 5" svg:x="0in" svg:y="9.49843in" svg:width="3.25in" svg:height="0.50157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24842in" svg:y="9.49843in" svg:width="3.25in" svg:height="0.50157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56">
      <draw:frame draw:id="id54" presentation:style-name="a459" draw:name="Titre 1" svg:x="0.9185in" svg:y="0.5in" svg:width="4.30039in" svg:height="1.75in" presentation:class="title" presentation:placeholder="false">
        <draw:text-box>
          <text:p text:style-name="a458" text:class-names="" text:cond-style-name=""><text:span text:style-name="a457" text:class-names="">Modifiez le style du titre</text:span></text:p>
        </draw:text-box>
        <svg:title/>
        <svg:desc/>
      </draw:frame>
      <draw:frame draw:id="id55" presentation:style-name="a462" draw:name="Espace réservé pour une image  2" svg:x="5.6685in" svg:y="1.07992in" svg:width="6.75in" svg:height="5.32992in" presentation:class="titl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56" presentation:style-name="a466" draw:name="Espace réservé du texte 3" svg:x="0.9185in" svg:y="2.25in" svg:width="4.30039in" svg:height="4.1685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470" draw:name="Espace réservé de la date 4" svg:x="0.91654in" svg:y="6.95157in" svg:width="3in" svg:height="0.39921in" presentation:class="date-time" presentation:placeholder="false">
        <draw:text-box>
          <text:p text:style-name="a469" text:class-names="" text:cond-style-name=""><text:span text:style-name="a467" text:class-names=""><text:date text:fixed="false" style:data-style-name="a468">2017/1/18</text:date></text:span></text:p>
        </draw:text-box>
        <svg:title/>
        <svg:desc/>
      </draw:frame>
      <draw:frame draw:id="id58" presentation:style-name="a473" draw:name="Espace réservé du pied de page 5" svg:x="4.41653in" svg:y="6.95157in" svg:width="4.5in" svg:height="0.3992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9" presentation:style-name="a476" draw:name="Espace réservé du numéro de diapositive 6" svg:x="9.41654in" svg:y="6.95157in" svg:width="3in" svg:height="0.39921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/></text:span></text:p>
        </draw:text-box>
        <svg:title/>
        <svg:desc/>
      </draw:frame>
      <presentation:notes style:page-layout-name="pageLayout2" draw:style-name="a506">
        <draw:frame draw:id="id5" presentation:style-name="a479" draw:name="Espace réservé de l'en-tête 1" svg:x="0in" svg:y="0in" svg:width="3.25in" svg:height="0.50157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3" draw:name="Espace réservé de la date 2" svg:x="4.24842in" svg:y="0in" svg:width="3.25in" svg:height="0.50157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84" draw:name="Espace réservé de l'image des diapositives 3">
          <svg:title/>
          <svg:desc/>
        </draw:page-thumbnail>
        <draw:frame draw:id="id8" presentation:style-name="a499" draw:name="Espace réservé des commentaires 4" svg:x="0.75in" svg:y="4.8126in" svg:width="6in" svg:height="3.9374in" presentation:class="notes" presentation:placeholder="false">
          <draw:text-box>
            <text:p text:style-name="a486" text:class-names="" text:cond-style-name=""><text:span text:style-name="a485" text:class-names="">Modifiez les styles du texte du masque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Deuxième niveau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Espace réservé du pied de page 5" svg:x="0in" svg:y="9.49843in" svg:width="3.25in" svg:height="0.50157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5" draw:name="Espace réservé du numéro de diapositive 6" svg:x="4.24842in" svg:y="9.49843in" svg:width="3.25in" svg:height="0.50157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07">
      <draw:frame draw:id="id60" presentation:style-name="a510" draw:name="Titre 1" svg:x="0.91654in" svg:y="0.39921in" svg:width="11.5in" svg:height="1.44961in" presentation:class="title" presentation:placeholder="false">
        <draw:text-box>
          <text:p text:style-name="a509" text:class-names="" text:cond-style-name=""><text:span text:style-name="a508" text:class-names="">Modifiez le style du titre</text:span></text:p>
        </draw:text-box>
        <svg:title/>
        <svg:desc/>
      </draw:frame>
      <draw:frame draw:id="id61" presentation:style-name="a526" draw:name="Espace réservé du texte vertical 2" svg:x="0.91654in" svg:y="1.99646in" svg:width="11.5in" svg:height="4.75866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Modifiez les styles du texte du masque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Deuxième niveau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30" draw:name="Espace réservé de la date 3" svg:x="0.91654in" svg:y="6.95157in" svg:width="3in" svg:height="0.3992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2017/1/18</text:date></text:span></text:p>
        </draw:text-box>
        <svg:title/>
        <svg:desc/>
      </draw:frame>
      <draw:frame draw:id="id63" presentation:style-name="a533" draw:name="Espace réservé du pied de page 4" svg:x="4.41653in" svg:y="6.95157in" svg:width="4.5in" svg:height="0.3992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4" presentation:style-name="a536" draw:name="Espace réservé du numéro de diapositive 5" svg:x="9.41654in" svg:y="6.95157in" svg:width="3in" svg:height="0.39921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9" draw:name="Espace réservé de l'en-tête 1" svg:x="0in" svg:y="0in" svg:width="3.25in" svg:height="0.50157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3" draw:name="Espace réservé de la date 2" svg:x="4.24842in" svg:y="0in" svg:width="3.25in" svg:height="0.50157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44" draw:name="Espace réservé de l'image des diapositives 3">
          <svg:title/>
          <svg:desc/>
        </draw:page-thumbnail>
        <draw:frame draw:id="id8" presentation:style-name="a559" draw:name="Espace réservé des commentaires 4" svg:x="0.75in" svg:y="4.8126in" svg:width="6in" svg:height="3.9374in" presentation:class="notes" presentation:placeholder="false">
          <draw:text-box>
            <text:p text:style-name="a546" text:class-names="" text:cond-style-name=""><text:span text:style-name="a545" text:class-names="">Modifiez les styles du texte du masque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Deuxième niveau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2" draw:name="Espace réservé du pied de page 5" svg:x="0in" svg:y="9.49843in" svg:width="3.25in" svg:height="0.50157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Espace réservé du numéro de diapositive 6" svg:x="4.24842in" svg:y="9.49843in" svg:width="3.25in" svg:height="0.50157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67">
      <draw:frame draw:id="id65" presentation:style-name="a570" draw:name="Titre vertical 1" svg:x="9.54173in" svg:y="0.39921in" svg:width="2.8748in" svg:height="6.35591in" presentation:class="title" presentation:placeholder="false">
        <draw:text-box>
          <text:p text:style-name="a569" text:class-names="" text:cond-style-name=""><text:span text:style-name="a568" text:class-names="">Modifiez le style du titre</text:span></text:p>
        </draw:text-box>
        <svg:title/>
        <svg:desc/>
      </draw:frame>
      <draw:frame draw:id="id66" presentation:style-name="a586" draw:name="Espace réservé du texte vertical 2" svg:x="0.91654in" svg:y="0.39921in" svg:width="8.45827in" svg:height="6.3559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Modifiez les styles du texte du masque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Deuxième niveau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90" draw:name="Espace réservé de la date 3" svg:x="0.91654in" svg:y="6.95157in" svg:width="3in" svg:height="0.39921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2017/1/18</text:date></text:span></text:p>
        </draw:text-box>
        <svg:title/>
        <svg:desc/>
      </draw:frame>
      <draw:frame draw:id="id68" presentation:style-name="a593" draw:name="Espace réservé du pied de page 4" svg:x="4.41653in" svg:y="6.95157in" svg:width="4.5in" svg:height="0.3992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69" presentation:style-name="a596" draw:name="Espace réservé du numéro de diapositive 5" svg:x="9.41654in" svg:y="6.95157in" svg:width="3in" svg:height="0.39921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26">
        <draw:frame draw:id="id5" presentation:style-name="a599" draw:name="Espace réservé de l'en-tête 1" svg:x="0in" svg:y="0in" svg:width="3.25in" svg:height="0.50157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6" presentation:style-name="a603" draw:name="Espace réservé de la date 2" svg:x="4.24842in" svg:y="0in" svg:width="3.25in" svg:height="0.50157in" presentation:class="date-time" presentation:placeholder="false">
          <draw:text-box>
            <text:p text:style-name="a602" text:class-names="" text:cond-style-name=""><text:span text:style-name="a600" text:class-names=""><text:date text:fixed="false" style:data-style-name="a601">2017/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04" draw:name="Espace réservé de l'image des diapositives 3">
          <svg:title/>
          <svg:desc/>
        </draw:page-thumbnail>
        <draw:frame draw:id="id8" presentation:style-name="a619" draw:name="Espace réservé des commentaires 4" svg:x="0.75in" svg:y="4.8126in" svg:width="6in" svg:height="3.9374in" presentation:class="notes" presentation:placeholder="false">
          <draw:text-box>
            <text:p text:style-name="a606" text:class-names="" text:cond-style-name=""><text:span text:style-name="a605" text:class-names="">Modifiez les styles du texte du masque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Deuxième niveau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2" draw:name="Espace réservé du pied de page 5" svg:x="0in" svg:y="9.49843in" svg:width="3.25in" svg:height="0.50157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0" presentation:style-name="a625" draw:name="Espace réservé du numéro de diapositive 6" svg:x="4.24842in" svg:y="9.49843in" svg:width="3.25in" svg:height="0.50157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7">
      <draw:frame draw:id="id70" presentation:style-name="a630" draw:name="Espace réservé de l'en-tête 1" svg:x="0in" svg:y="0in" svg:width="3.25478in" svg:height="0.49967in" presentation:class="head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71" presentation:style-name="a633" draw:name="Espace réservé de la date 2" svg:x="4.24518in" svg:y="0in" svg:width="3.25478in" svg:height="0.49967in" presentation:class="date-time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72" presentation:style-name="a636" draw:name="Espace réservé du pied de page 3" svg:x="0in" svg:y="9.50017in" svg:width="3.25478in" svg:height="0.49967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73" presentation:style-name="a639" draw:name="Espace réservé du numéro de diapositive 4" svg:x="4.24518in" svg:y="9.50017in" svg:width="3.25478in" svg:height="0.49967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rtie technique</dc:title>
    <meta:initial-creator>Adrien Taboada</meta:initial-creator>
    <dc:creator>Adrien Taboada</dc:creator>
    <meta:creation-date>2016-12-01T14:07:10Z</meta:creation-date>
    <dc:date>2017-01-18T18:36:04Z</dc:date>
    <meta:editing-cycles>8</meta:editing-cycles>
    <meta:editing-duration>PT21744S</meta:editing-duration>
    <meta:document-statistic meta:paragraph-count="29" meta:word-count="71"/>
  </office:meta>
</office:document-meta>
</file>